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Table_20_Contents">
      <style:paragraph-properties fo:background-color="#e6e6ff">
        <style:background-image/>
      </style:paragraph-properties>
    </style:style>
    <style:style style:name="P5" style:family="paragraph" style:parent-style-name="Standard" style:list-style-name="L4"/>
    <style:style style:name="P6" style:family="paragraph" style:parent-style-name="Standard" style:list-style-name="L5"/>
    <style:style style:name="T1" style:family="text" style:parent-style-name="Source_20_Text">
      <style:text-properties fo:color="#c90016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Uncrustify</text:h>
      <text:p text:style-name="Standard"/>
      <text:h text:style-name="Heading_20_2" text:outline-level="2">Code Overview</text:h>
      <text:p text:style-name="Standard"/>
      <text:h text:style-name="Heading_20_2" text:outline-level="2">Step 1: Tokenize</text:h>
      <text:p text:style-name="Standard">The entire source file is read into a buffer and then it is parsed into what I call 'chunks'. <text:s/>These are the smallest lexical elements that form keywords, numbers, strings, identifiers, or punctuators. <text:s/>The type of the chunk or token is as descriptive as needed and may depend on the language.</text:p>
      <text:p text:style-name="Standard"/>
      <text:p text:style-name="Standard">The following information is gathered on each chunk:</text:p>
      <text:list text:style-name="L2">
        <text:list-item>
          <text:p text:style-name="P2">The token type (see src/c_token_enum.h for a complete list)</text:p>
        </text:list-item>
        <text:list-item>
          <text:p text:style-name="P2">The original line and column</text:p>
        </text:list-item>
        <text:list-item>
          <text:p text:style-name="P2">The length (character count) of the chunk</text:p>
        </text:list-item>
        <text:list-item>
          <text:p text:style-name="P2">The substring</text:p>
        </text:list-item>
        <text:list-item>
          <text:p text:style-name="P2">Whether the token was right after a tab</text:p>
        </text:list-item>
        <text:list-item>
          <text:p text:style-name="P2">The number of newlines in the string (mainly for the newline type)</text:p>
        </text:list-item>
        <text:list-item>
          <text:p text:style-name="P2">Flags (ie found in a preprocessor)</text:p>
        </text:list-item>
      </text:list>
      <text:p text:style-name="Standard"/>
      <text:p text:style-name="Standard">The chunk entry has other fields that get populated later.</text:p>
      <text:list text:style-name="L3">
        <text:list-item>
          <text:p text:style-name="P3">The parent token type</text:p>
        </text:list-item>
        <text:list-item>
          <text:p text:style-name="P3">Flags (see cparse_types.h for a complete list)</text:p>
        </text:list-item>
        <text:list-item>
          <text:p text:style-name="P3">Output column</text:p>
        </text:list-item>
        <text:list-item>
          <text:p text:style-name="P3">Brace Level (depth of open braces '{')</text:p>
        </text:list-item>
        <text:list-item>
          <text:p text:style-name="P3">Level (depth of braces, parenthesis, and square brackets)</text:p>
        </text:list-item>
      </text:list>
      <text:p text:style-name="Standard"/>
      <text:h text:style-name="Heading_20_2" text:outline-level="2">Step 2: Tokenize Cleanup</text:h>
      <text:p text:style-name="Standard">This step changes the type of certain chunks to a simpler type is the more complex type is not needed.</text:p>
      <text:p text:style-name="Standard">For example, the <text:span text:style-name="Source_20_Text">version</text:span> keyword in D has two form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Source_20_Text">version = WIN32;</text:span></text:p>
            <text:p text:style-name="P4"><text:span text:style-name="Source_20_Text">version (DEBUG)</text:span></text:p>
            <text:p text:style-name="P4"><text:span text:style-name="Source_20_Text">{</text:span></text:p>
            <text:p text:style-name="P4"><text:span text:style-name="Source_20_Text"><text:s text:c="3"/>// statements</text:span></text:p>
            <text:p text:style-name="P4"><text:span text:style-name="Source_20_Text">}</text:span></text:p>
          </table:table-cell>
        </table:table-row>
      </table:table>
      <text:p text:style-name="Standard">This step checks the token after the <text:span text:style-name="Source_20_Text">version</text:span> token and changes the type of the <text:span text:style-name="Source_20_Text">version</text:span> chunk appropriately.</text:p>
      <text:p text:style-name="Standard">Another example is the “<text:span text:style-name="Source_20_Text">[</text:span>“ token followed by “<text:span text:style-name="Source_20_Text">]</text:span>”. <text:s/>This gets merged into a single chunk “<text:span text:style-name="Source_20_Text">[]</text:span>”.</text:p>
      <text:p text:style-name="Standard"/>
      <text:h text:style-name="Heading_20_2" text:outline-level="2">Step 3: Brace Cleanup</text:h>
      <text:p text:style-name="Standard">This is probably the most complicated step in the entire program. </text:p>
      <text:p text:style-name="Standard">It figures out the brace level/depth of each token and inserts virtual braces around unbraced statements. <text:s text:c="2"/></text:p>
      <text:p text:style-name="Standard"/>
      <text:p text:style-name="Standard">For example, the <text:span text:style-name="Source_20_Text">if</text:span> statement below has virtual braces inserted (red)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Source_20_Text">if (foo) </text:span><text:span text:style-name="T1">{</text:span></text:p>
            <text:p text:style-name="P4"><text:span text:style-name="Source_20_Text"><text:s text:c="3"/>bar(); </text:span><text:span text:style-name="T1">}</text:span></text:p>
          </table:table-cell>
        </table:table-row>
      </table:table>
      <text:p text:style-name="Standard"/>
      <text:p text:style-name="Standard">This step also handles the ugliness of the #ifdef preprocessors in C, C++, and C#.</text:p>
      <text:p text:style-name="Standard">To do this, the concept of a parse frame is introduced. I won't get into details here, but the idea is that the parse frame can be pushed onto a stack when it hits #if / #else / #endif preprocessors.</text:p>
      <text:p text:style-name="Standard"/>
      <text:p text:style-name="Standard">A big unresolved problem is what to do when you have unbalanced #if / #else groups.</text:p>
      <text:p text:style-name="Standard">Another big item here is marking expression and statement starts and setting the parent of parenthesis and braces.</text:p>
      <text:h text:style-name="Heading_20_2" text:outline-level="2">Step 4: Chunk Identification</text:h>
      <text:p text:style-name="Standard">Once the brace stuff is all figured out, we can do some hard-core pattern matching to further identify each chunk.</text:p>
      <text:p text:style-name="Standard">Everything else is marked in this step, such as:</text:p>
      <text:list text:style-name="L4">
        <text:list-item>
          <text:p text:style-name="P5">Variable definitions</text:p>
        </text:list-item>
        <text:list-item>
          <text:p text:style-name="P5">Function calls, prototypes, implementations</text:p>
        </text:list-item>
        <text:list-item>
          <text:p text:style-name="P5">Words are marked as types</text:p>
        </text:list-item>
        <text:list-item>
          <text:p text:style-name="P5">Operators like *, -, +, --, and ++ are classified</text:p>
        </text:list-item>
        <text:list-item>
          <text:p text:style-name="P5">Casts are identified</text:p>
        </text:list-item>
        <text:list-item>
          <text:p text:style-name="P5">The purpose of each colon (label, case, class, ?:, etc) is identified</text:p>
        </text:list-item>
      </text:list>
      <text:p text:style-name="Standard"/>
      <text:p text:style-name="Standard">After all that is taken care of, we are ready to do useful work.</text:p>
      <text:h text:style-name="Heading_20_2" text:outline-level="2">Step 5: Brace to Virtual Brace conversion</text:h>
      <text:p text:style-name="Standard">This step converts virtual braces into real braces or, optionally, converts real braces into virtual braces. <text:s/>Obviously, this is only done on single-statement statements.</text:p>
      <text:p text:style-name="Standard">Because of the macro abuse that C-like language allow, this can be dangerous and break your code.</text:p>
      <text:h text:style-name="Heading_20_2" text:outline-level="2">Step 6: Inter-chunk Spacing</text:h>
      <text:p text:style-name="Standard">This step is really simple. It just goes through the list of chunks and looks at them two at a time. <text:s/>It determines whether to ignore, add or remove spaces between the chunks.</text:p>
      <text:h text:style-name="Heading_20_2" text:outline-level="2">Step 7: Newlines </text:h>
      <text:p text:style-name="Standard">This step inserts and/or removes newlines in key areas.</text:p>
      <text:p text:style-name="Standard">It does things like change brace styles, insert gaps between statements, etc.</text:p>
      <text:p text:style-name="Standard">Examples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4"><text:span text:style-name="Source_20_Text">if (foo) {</text:span></text:p>
            <text:p text:style-name="P4"><text:span text:style-name="Source_20_Text"><text:s text:c="3"/>bar(0);</text:span></text:p>
            <text:p text:style-name="P4"><text:span text:style-name="Source_20_Text">} else {</text:span></text:p>
            <text:p text:style-name="P4"><text:span text:style-name="Source_20_Text"><text:s text:c="3"/>bar(1);</text:span></text:p>
            <text:p text:style-name="P4"><text:span text:style-name="Source_20_Text">}</text:span></text:p>
            <text:p text:style-name="P4"><text:span text:style-name="Source_20_Text"/></text:p>
            <text:p text:style-name="P4"><text:span text:style-name="Source_20_Text">if (foo) </text:span></text:p>
            <text:p text:style-name="P4"><text:span text:style-name="Source_20_Text">{</text:span></text:p>
            <text:p text:style-name="P4"><text:span text:style-name="Source_20_Text"><text:s text:c="3"/>bar(0);</text:span></text:p>
            <text:p text:style-name="P4"><text:span text:style-name="Source_20_Text">}</text:span></text:p>
            <text:p text:style-name="P4"><text:span text:style-name="Source_20_Text">else</text:span></text:p>
            <text:p text:style-name="P4"><text:span text:style-name="Source_20_Text">{</text:span></text:p>
            <text:p text:style-name="P4"><text:span text:style-name="Source_20_Text"><text:s text:c="3"/>bar(1);</text:span></text:p>
            <text:p text:style-name="P4"><text:span text:style-name="Source_20_Text">}</text:span></text:p>
          </table:table-cell>
          <table:table-cell table:style-name="Table3.B1" office:value-type="string">
            <text:p text:style-name="P4"><text:span text:style-name="Source_20_Text">struct pt {</text:span></text:p>
            <text:p text:style-name="P4"><text:span text:style-name="Source_20_Text"><text:s text:c="3"/>int x;</text:span></text:p>
            <text:p text:style-name="P4"><text:span text:style-name="Source_20_Text"><text:s text:c="3"/>int y; <text:s text:c="2"/></text:span></text:p>
            <text:p text:style-name="P4"><text:span text:style-name="Source_20_Text">}</text:span></text:p>
            <text:p text:style-name="P4"><text:span text:style-name="Source_20_Text"/></text:p>
            <text:p text:style-name="P4"><text:span text:style-name="Source_20_Text">struct pt</text:span></text:p>
            <text:p text:style-name="P4"><text:span text:style-name="Source_20_Text">{</text:span></text:p>
            <text:p text:style-name="P4"><text:span text:style-name="Source_20_Text"><text:s text:c="3"/>int x;</text:span></text:p>
            <text:p text:style-name="P4"><text:span text:style-name="Source_20_Text"><text:s text:c="3"/>int y;</text:span></text:p>
            <text:p text:style-name="P4"><text:span text:style-name="Source_20_Text">}</text:span></text:p>
            <text:p text:style-name="P4"><text:span text:style-name="Source_20_Text"/></text:p>
            <text:p text:style-name="P4"><text:span text:style-name="Source_20_Text"/></text:p>
            <text:p text:style-name="P4"><text:span text:style-name="Source_20_Text"/></text:p>
            <text:p text:style-name="P4"><text:span text:style-name="Source_20_Text"/></text:p>
          </table:table-cell>
        </table:table-row>
      </table:table>
      <text:p text:style-name="Standard"/>
      <text:h text:style-name="Heading_20_2" text:outline-level="2">Step 8: Indenting</text:h>
      <text:p text:style-name="Standard">This does the obvious indenting stuff.</text:p>
      <text:p text:style-name="Standard">Indenting is done by changing the output column of the chunk.</text:p>
      <text:p text:style-name="Standard">It is important to note that this ONLY shifts the entire line left or right.</text:p>
      <text:p text:style-name="Standard">This step is revisited again near the end.</text:p>
      <text:h text:style-name="Heading_20_2" text:outline-level="2">Step 9: Aligning</text:h>
      <text:p text:style-name="Standard">This does all the aligning stuff.</text:p>
      <text:list text:style-name="L5">
        <text:list-item>
          <text:p text:style-name="P6">enums on equal signs</text:p>
        </text:list-item>
        <text:list-item>
          <text:p text:style-name="P6">structure definitions (including bit fields)</text:p>
        </text:list-item>
        <text:list-item>
          <text:p text:style-name="P6">regular assignments</text:p>
        </text:list-item>
        <text:list-item>
          <text:p text:style-name="P6">variable definitions </text:p>
        </text:list-item>
        <text:list-item>
          <text:p text:style-name="P6">back-slash newline combos</text:p>
        </text:list-item>
        <text:list-item>
          <text:p text:style-name="P6">#define values</text:p>
        </text:list-item>
        <text:list-item>
          <text:p text:style-name="P6">trailing comments</text:p>
        </text:list-item>
        <text:list-item>
          <text:p text:style-name="P6">etc</text:p>
        </text:list-item>
      </text:list>
      <text:p text:style-name="Standard"/>
      <text:h text:style-name="Heading_20_2" text:outline-level="2">Step 10: Rendering</text:h>
      <text:p text:style-name="Standard">The rendering step outputs the chunks to a stream.</text:p>
      <text:p text:style-name="Standard">This is rather simple, as the column of each chunk has already been figured out.</text:p>
      <text:p text:style-name="Standard">The only bit of complication is that multi-line comments are formatted in this step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6-03-27T19:37:11</meta:creation-date>
    <dc:date>2006-03-27T20:53:56</dc:date>
    <dc:language>en-US</dc:language>
    <meta:editing-cycles>11</meta:editing-cycles>
    <meta:editing-duration>PT1H16M49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3" meta:paragraph-count="98" meta:word-count="692" meta:character-count="4052"/>
  </office:meta>
</office:document-meta>
</file>